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Introduction</text:p>
            <text:p>Development</text:p>
            <text:p>EMG sensor</text:p>
            <text:p>Robot and camera</text:p>
            <text:p>Software framework</text:p>
            <text:p>Future Develop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6:19:59.235898723</meta:creation-date>
    <dc:date>2018-03-22T16:58:01.872940681</dc:date>
    <meta:editing-duration>PT27M22S</meta:editing-duration>
    <meta:editing-cycles>1</meta:editing-cycles>
    <meta:generator>LibreOffice/5.1.6.2$Linux_X86_64 LibreOffice_project/10m0$Build-2</meta:generator>
    <meta:document-statistic meta:object-count="25"/>
  </office:meta>
</office:document-meta>
</file>